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0000001ACA71B3085710F2478.png" manifest:media-type="image/png"/>
  <manifest:file-entry manifest:full-path="Pictures/10000001000002720000019D502222D9C0135A1D.png" manifest:media-type="image/png"/>
  <manifest:file-entry manifest:full-path="Pictures/10000001000002720000019D325F72A9C5C65113.png" manifest:media-type="image/png"/>
  <manifest:file-entry manifest:full-path="Pictures/10000001000002E500000214FAD2E843DD0A944C.png" manifest:media-type="image/png"/>
  <manifest:file-entry manifest:full-path="Pictures/10000001000002E500000214F08DBA1E64193EF3.png" manifest:media-type="image/png"/>
  <manifest:file-entry manifest:full-path="Pictures/10000001000002E5000002144300BD2D5842858A.png" manifest:media-type="image/png"/>
  <manifest:file-entry manifest:full-path="Pictures/10000001000002E50000021487B7F558D4B57B4F.png" manifest:media-type="image/png"/>
  <manifest:file-entry manifest:full-path="Pictures/10000001000002E500000214D5575C1761D48B6F.png" manifest:media-type="image/png"/>
  <manifest:file-entry manifest:full-path="Pictures/10000001000002E50000021474792CB9FC2539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2cm, 1.283cm, 0.808cm, 1.91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15pt"/>
    </style:style>
    <style:style style:name="P5" style:family="paragraph">
      <loext:graphic-properties draw:fill="none" draw:fill-color="#ffffff"/>
      <style:text-properties fo:font-size="15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size="15pt" style:font-size-asian="12pt" style:font-size-complex="12pt"/>
    </style:style>
    <style:style style:name="P9" style:family="paragraph">
      <loext:graphic-properties draw:fill="none" draw:fill-color="#ffffff"/>
      <style:text-properties fo:font-size="15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98cm" svg:height="6.858cm" svg:x="1cm" svg:y="1cm">
          <draw:image xlink:href="Pictures/10000001000002E50000021474792CB9FC2539A9.png" xlink:type="simple" xlink:show="embed" xlink:actuate="onLoad" draw:mime-type="image/png">
            <text:p/>
          </draw:image>
        </draw:frame>
        <draw:frame draw:style-name="gr1" draw:text-style-name="P1" draw:layer="layout" svg:width="9.398cm" svg:height="6.858cm" svg:x="10.525cm" svg:y="1cm">
          <draw:image xlink:href="Pictures/10000001000002E50000021487B7F558D4B57B4F.png" xlink:type="simple" xlink:show="embed" xlink:actuate="onLoad" draw:mime-type="image/png">
            <text:p/>
          </draw:image>
        </draw:frame>
        <draw:frame draw:style-name="gr1" draw:text-style-name="P1" draw:layer="layout" svg:width="9.398cm" svg:height="6.858cm" svg:x="1.048cm" svg:y="8.032cm">
          <draw:image xlink:href="Pictures/10000001000002E5000002144300BD2D5842858A.png" xlink:type="simple" xlink:show="embed" xlink:actuate="onLoad" draw:mime-type="image/png">
            <text:p/>
          </draw:image>
        </draw:frame>
        <draw:frame draw:style-name="gr1" draw:text-style-name="P1" draw:layer="layout" svg:width="9.398cm" svg:height="6.858cm" svg:x="10.602cm" svg:y="7.985cm">
          <draw:image xlink:href="Pictures/10000001000002E500000214D5575C1761D48B6F.png" xlink:type="simple" xlink:show="embed" xlink:actuate="onLoad" draw:mime-type="image/png">
            <text:p/>
          </draw:image>
        </draw:frame>
        <draw:frame draw:style-name="gr1" draw:text-style-name="P1" draw:layer="measurelines" svg:width="9.398cm" svg:height="6.858cm" svg:x="1cm" svg:y="14.97cm">
          <draw:image xlink:href="Pictures/10000001000002E500000214F08DBA1E64193EF3.png" xlink:type="simple" xlink:show="embed" xlink:actuate="onLoad" draw:mime-type="image/png">
            <text:p/>
          </draw:image>
        </draw:frame>
        <draw:frame draw:style-name="gr1" draw:text-style-name="P1" draw:layer="measurelines" svg:width="9.398cm" svg:height="6.858cm" svg:x="10.602cm" svg:y="14.97cm">
          <draw:image xlink:href="Pictures/10000001000002E500000214FAD2E843DD0A944C.png" xlink:type="simple" xlink:show="embed" xlink:actuate="onLoad" draw:mime-type="image/png">
            <text:p/>
          </draw:image>
        </draw:frame>
        <draw:frame draw:style-name="gr1" draw:text-style-name="P1" draw:layer="measurelines" svg:width="9.398cm" svg:height="6.731cm" svg:x="1.1cm" svg:y="22.009cm">
          <draw:image xlink:href="Pictures/10000001000002720000019D325F72A9C5C65113.png" xlink:type="simple" xlink:show="embed" xlink:actuate="onLoad" draw:mime-type="image/png">
            <text:p/>
          </draw:image>
        </draw:frame>
        <draw:frame draw:style-name="gr1" draw:text-style-name="P1" draw:layer="measurelines" svg:width="9.398cm" svg:height="6.731cm" svg:x="10.625cm" svg:y="22.055cm">
          <draw:image xlink:href="Pictures/10000001000002720000019D502222D9C0135A1D.png" xlink:type="simple" xlink:show="embed" xlink:actuate="onLoad" draw:mime-type="image/png">
            <text:p/>
          </draw:image>
        </draw:frame>
        <draw:frame draw:style-name="gr2" draw:text-style-name="P2" draw:layer="measurelines" svg:width="4.202cm" svg:height="0.962cm" svg:x="3.465cm" svg:y="0.038cm">
          <draw:text-box>
            <text:p>Target Image</text:p>
          </draw:text-box>
        </draw:frame>
        <draw:frame draw:style-name="gr3" draw:text-style-name="P2" draw:layer="measurelines" svg:width="5.116cm" svg:height="0.962cm" svg:x="12.394cm" svg:y="0cm">
          <draw:text-box>
            <text:p>Predicted Image</text:p>
          </draw:text-box>
        </draw:frame>
        <draw:frame draw:style-name="gr4" draw:text-style-name="P2" draw:layer="measurelines" svg:width="3.736cm" svg:height="0.962cm" svg:x="15.996cm" svg:y="1cm">
          <draw:text-box>
            <text:p>2023-07-22</text:p>
          </draw:text-box>
        </draw:frame>
        <draw:frame draw:style-name="gr4" draw:text-style-name="P2" draw:layer="measurelines" svg:width="3.736cm" svg:height="0.962cm" svg:x="16.24cm" svg:y="14.96cm">
          <draw:text-box>
            <text:p>2023-07-24</text:p>
          </draw:text-box>
        </draw:frame>
        <draw:frame draw:style-name="gr4" draw:text-style-name="P2" draw:layer="measurelines" svg:width="3.736cm" svg:height="0.962cm" svg:x="16.24cm" svg:y="7.975cm">
          <draw:text-box>
            <text:p>2023-07-23</text:p>
          </draw:text-box>
        </draw:frame>
        <draw:frame draw:style-name="gr4" draw:text-style-name="P2" draw:layer="measurelines" svg:width="3.736cm" svg:height="0.962cm" svg:x="16.264cm" svg:y="21.955cm">
          <draw:text-box>
            <text:p>2023-07-25</text:p>
          </draw:text-box>
        </draw:frame>
        <draw:frame draw:style-name="gr5" draw:text-style-name="P3" draw:layer="layout" svg:width="0.67cm" svg:height="4.444cm" svg:x="0.947cm" svg:y="24.396cm">
          <draw:image xlink:href="Pictures/10000000000000B0000001ACA71B3085710F2478.png" xlink:type="simple" xlink:show="embed" xlink:actuate="onLoad" draw:mime-type="image/png">
            <text:p/>
          </draw:image>
        </draw:frame>
        <draw:frame draw:style-name="gr6" draw:text-style-name="P5" draw:layer="layout" svg:width="0.798cm" svg:height="0.839cm" svg:x="0.365cm" svg:y="24.077cm">
          <draw:text-box>
            <text:p text:style-name="P4">1</text:p>
          </draw:text-box>
        </draw:frame>
        <draw:frame draw:style-name="gr6" draw:text-style-name="P7" draw:layer="layout" svg:width="1.095cm" svg:height="0.725cm" svg:x="0.071cm" svg:y="26.082cm">
          <draw:text-box>
            <text:p text:style-name="P6"><text:span text:style-name="T1">0.5</text:span></text:p>
          </draw:text-box>
        </draw:frame>
        <draw:frame draw:style-name="gr6" draw:text-style-name="P9" draw:layer="layout" svg:width="0.798cm" svg:height="0.839cm" svg:x="0.365cm" svg:y="28.305cm">
          <draw:text-box>
            <text:p text:style-name="P8"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7T17:56:28.382599484</meta:creation-date>
    <dc:date>2023-10-27T21:41:25.568559706</dc:date>
    <meta:editing-duration>PT1H51M24S</meta:editing-duration>
    <meta:editing-cycles>3</meta:editing-cycles>
    <meta:generator>LibreOffice/7.3.7.2$Linux_X86_64 LibreOffice_project/30$Build-2</meta:generator>
    <meta:document-statistic meta:object-count="18"/>
  </office:meta>
</office:document-meta>
</file>